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Nerd Font" svg:font-family="'Hack Nerd Font'" style:font-pitch="variable"/>
    <style:font-face style:name="JetBrains Mono NL Medium" svg:font-family="'JetBrains Mono NL Medium'" style:font-pitch="fixed"/>
    <style:font-face style:name="JetBrains Mono NL Medium1" svg:font-family="'JetBrains Mono NL Medium'" style:font-adornments="Mediu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ahoma" fo:font-size="10pt" officeooo:rsid="0009c8b5" officeooo:paragraph-rsid="0009c8b5" style:font-size-asian="10pt" style:font-size-complex="10pt"/>
    </style:style>
    <style:style style:name="P2" style:family="paragraph" style:parent-style-name="Standard">
      <style:paragraph-properties fo:margin-left="0cm" fo:margin-right="0cm" fo:text-indent="0cm" style:auto-text-indent="false"/>
      <style:text-properties style:font-name="Tahoma" fo:font-size="10pt" officeooo:rsid="0009c8b5" officeooo:paragraph-rsid="0009c8b5" style:font-size-asian="10pt" style:font-size-complex="10pt"/>
    </style:style>
    <style:style style:name="P3" style:family="paragraph" style:parent-style-name="Standard">
      <style:paragraph-properties fo:margin-left="0cm" fo:margin-right="0cm" fo:text-indent="0cm" style:auto-text-indent="false"/>
      <style:text-properties style:font-name="Tahoma" fo:font-size="10pt" style:font-size-asian="10pt" style:font-size-complex="10pt"/>
    </style:style>
    <style:style style:name="P4" style:family="paragraph" style:parent-style-name="Standard">
      <style:paragraph-properties fo:margin-left="0cm" fo:margin-right="0cm" fo:text-align="center" style:justify-single-word="false" fo:text-indent="0cm" style:auto-text-indent="false"/>
      <style:text-properties style:font-name="Tahoma" fo:font-size="10pt" officeooo:rsid="000b1a9d" officeooo:paragraph-rsid="000b1a9d" style:font-size-asian="10pt" style:font-size-complex="10pt"/>
    </style:style>
    <style:style style:name="P5" style:family="paragraph" style:parent-style-name="Standard">
      <style:paragraph-properties fo:margin-left="0cm" fo:margin-right="0cm" fo:text-indent="0cm" style:auto-text-indent="false"/>
      <style:text-properties style:font-name="Tahoma" fo:font-size="10pt" officeooo:rsid="000b1a9d" officeooo:paragraph-rsid="000b1a9d" style:font-size-asian="10pt" style:font-size-complex="10pt"/>
    </style:style>
    <style:style style:name="P6" style:family="paragraph" style:parent-style-name="Standard">
      <style:paragraph-properties fo:margin-left="0cm" fo:margin-right="0cm" fo:text-indent="0cm" style:auto-text-indent="false"/>
      <style:text-properties style:font-name="Tahoma" fo:font-size="10pt" officeooo:rsid="000b3481" officeooo:paragraph-rsid="000b3481" style:font-size-asian="10pt" style:font-size-complex="10pt"/>
    </style:style>
    <style:style style:name="P7" style:family="paragraph" style:parent-style-name="Standard">
      <style:paragraph-properties fo:margin-left="0cm" fo:margin-right="0cm" fo:text-align="center" style:justify-single-word="false" fo:text-indent="0cm" style:auto-text-indent="false"/>
      <style:text-properties style:font-name="Tahoma" fo:font-size="10pt" officeooo:rsid="000b3481" officeooo:paragraph-rsid="000b3481" style:font-size-asian="10pt" style:font-size-complex="10pt"/>
    </style:style>
    <style:style style:name="P8" style:family="paragraph" style:parent-style-name="Standard">
      <style:paragraph-properties fo:margin-left="0cm" fo:margin-right="0cm" fo:text-indent="0cm" style:auto-text-indent="false"/>
      <style:text-properties style:font-name="Tahoma" fo:font-size="10pt" officeooo:paragraph-rsid="0009c8b5" style:font-size-asian="10pt" style:font-size-complex="10pt"/>
    </style:style>
    <style:style style:name="P9" style:family="paragraph" style:parent-style-name="Standard">
      <style:paragraph-properties fo:margin-left="0cm" fo:margin-right="0cm" fo:text-align="center" style:justify-single-word="false" fo:text-indent="0cm" style:auto-text-indent="false"/>
      <style:text-properties style:font-name="Tahoma" officeooo:rsid="0009c8b5" officeooo:paragraph-rsid="0009c8b5"/>
    </style:style>
    <style:style style:name="T1" style:family="text">
      <style:text-properties style:text-underline-style="solid" style:text-underline-width="auto" style:text-underline-color="font-color"/>
    </style:style>
    <style:style style:name="T2" style:family="text">
      <style:text-properties officeooo:rsid="000b1a9d"/>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Cadre1" text:anchor-type="paragraph" svg:x="2.424cm" svg:y="-0.138cm" svg:width="12.663cm" draw:z-index="0"><draw:text-box fo:min-height="0.908cm"><text:p text:style-name="P9">DIAGRAMMES DE CAS D’USAGE – USE CASE</text:p></draw:text-box></draw:frame></text:p>
      <text:p text:style-name="P3"/>
      <text:p text:style-name="P3"/>
      <text:p text:style-name="P1">Page de connexion</text:p>
      <text:p text:style-name="P2"/>
      <text:p text:style-name="P2"><text:span text:style-name="T1">Connexion </text:span>: l’utilisateur est soit un élève soit un bénévole. L’utilisateur saisit ses identifiants s’il possède un compte. Si l’authentification réussit, l’accès aux autres pages est débloqué.</text:p>
      <text:p text:style-name="P2"/>
      <text:p text:style-name="P2"><text:span text:style-name="T1">Création de compte </text:span>: si l’utilisateur n’a pas de compte, au clic sur le lien vers la création de compte, il est redirigé vers une page de formulaire où l’utilisateur remplit ses informations pour créer un compte.</text:p>
      <text:p text:style-name="P2"/>
      <text:p text:style-name="P2"><text:span text:style-name="T1">Récupération de mot de passe</text:span> : si l’utilisateur a oublié son mot de passe, il saisit son e-mail et reçoit un lien de réinitialisation par mail. Il définit par la suite un nouveau mot de passe via ce lien.</text:p>
      <text:p text:style-name="P2"/>
      <text:p text:style-name="P1">Tableau de bord</text:p>
      <text:p text:style-name="P2"/>
      <text:p text:style-name="P2"><text:span text:style-name="T1">To-do list</text:span> : <text:span text:style-name="T2">l</text:span>’utilisateur a accès à la liste des tâches à faire avec un lien pour accéder directement à la page des gestion des tâches.</text:p>
      <text:p text:style-name="P2"/>
      <text:p text:style-name="P2"><text:span text:style-name="T1">Liste des prochains événements</text:span> : <text:span text:style-name="T2">l</text:span>’utilisateur a accès aux prochains événements et aux prochains rendez-vous avec un lien pour ouvrir le calendrier.</text:p>
      <text:p text:style-name="P2"/>
      <text:p text:style-name="P2"><text:span text:style-name="T1">Compteur de messages non lus</text:span> : un compteur de message s’affiche avec une indication du nombre de messages non lus. Le compteur a un lien pour accéder directement à l’interface du chat.</text:p>
      <text:p text:style-name="P2"/>
      <text:p text:style-name="P4">Interface de Chat</text:p>
      <text:p text:style-name="P5"/>
      <text:p text:style-name="P5"><text:span text:style-name="T1">Envoi / Réception de messages</text:span> : la messagerie permet l’échange de messages en temps réel entre les élèves et les bénévoles.</text:p>
      <text:p text:style-name="P5"/>
      <text:p text:style-name="P5"><text:span text:style-name="T1">Accès à l’historique des conversations</text:span> : l’utilisateur peut consulter les anciennes discussions. </text:p>
      <text:p text:style-name="P5"/>
      <text:p text:style-name="P5"><text:span text:style-name="T1">Gestion des contacts</text:span> : l’utilisateur a la possibilité d’ajouter ou de supprimer des contacts.</text:p>
      <text:p text:style-name="P2"/>
      <text:p text:style-name="P5"><text:span text:style-name="T1">Horodatage des messages</text:span> : tous les messages échangés sont horodatés.</text:p>
      <text:p text:style-name="P5"/>
      <text:p text:style-name="P5"><text:span text:style-name="T1">Indicateur de lecture</text:span> : un indicateur permet de savoir si un message a été lu par le destinataire ou non.</text:p>
      <text:p text:style-name="P5"/>
      <text:p text:style-name="P4">Page de calendrier</text:p>
      <text:p text:style-name="P5"/>
      <text:p text:style-name="P6"><text:span text:style-name="T1">Visualisation des événements</text:span> : affiche les événements et rendez-vous avec le titre, la date et l’heure, et une courte description sur un calendrier mensuel, hebdomadaire ou journalier.</text:p>
      <text:p text:style-name="P6"/>
      <text:p text:style-name="P6"><text:span text:style-name="T1">Modification des événements </text:span>: il est possible d’ajouter, de modifier ou de supprimer des événements ou des rendez-vous prévus. </text:p>
      <text:p text:style-name="P6"/>
      <text:p text:style-name="P7">Page de gestion des tâches</text:p>
      <text:p text:style-name="P6"/>
      <text:p text:style-name="P6"><text:span text:style-name="T1">Création des tâches</text:span> :si l’utilisateur est un élève, il peut créer des tâches avec une échéance fixée. Si l’utilisateur est un bénévole, il peut en créer pour lui même et pour les élèves qu’il suit.</text:p>
      <text:p text:style-name="P6"/>
      <text:p text:style-name="P6"><text:soft-page-break/><text:span text:style-name="T1">Visualisation et gestion des tâches</text:span> : l’utilisateur a accès aux tâches existantes avec la possibilité de les marquer « à faire », « en cours » ou « complétées ». L’utilisateur peut supprimer des tâches. </text:p>
      <text:p text:style-name="P5"/>
      <text:p text:style-name="P5"/>
      <text:p text:style-name="P2"/>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Nerd Font" svg:font-family="'Hack Nerd Font'" style:font-pitch="variable"/>
    <style:font-face style:name="JetBrains Mono NL Medium" svg:font-family="'JetBrains Mono NL Medium'" style:font-pitch="fixed"/>
    <style:font-face style:name="JetBrains Mono NL Medium1" svg:font-family="'JetBrains Mono NL Medium'" style:font-adornments="Mediu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22:54:43.190283806</meta:creation-date>
    <dc:date>2024-04-01T14:52:51.806252496</dc:date>
    <meta:editing-duration>P1DT4H23M44S</meta:editing-duration>
    <meta:editing-cycles>5</meta:editing-cycles>
    <meta:generator>LibreOffice/7.6.6.3$Linux_X86_64 LibreOffice_project/60$Build-3</meta:generator>
    <meta:document-statistic meta:table-count="0" meta:image-count="0" meta:object-count="0" meta:page-count="2" meta:paragraph-count="21" meta:word-count="399" meta:character-count="2403" meta:non-whitespace-character-count="2021"/>
  </office:meta>
</office:document-meta>
</file>